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>
            <text:p>&amp;P368394 = CDLJ 2007/1, 4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#project: obta</text:p>
          </table:table-cell>
          <table:table-cell table:number-columns-repeated="1023"/>
        </table:table-row>
        <table:table-row table:style-name="ro1">
          <table:table-cell office:value-type="string">
            <text:p>#atf: lang akk-x-oldbab</text:p>
          </table:table-cell>
          <table:table-cell table:number-columns-repeated="1023"/>
        </table:table-row>
        <table:table-row table:style-name="ro1">
          <table:table-cell office:value-type="string">
            <text:p>#atf: use unicode</text:p>
          </table:table-cell>
          <table:table-cell table:number-columns-repeated="1023"/>
        </table:table-row>
        <table:table-row table:style-name="ro1">
          <table:table-cell office:value-type="string">
            <text:p>#atf: use legacy</text:p>
          </table:table-cell>
          <table:table-cell table:number-columns-repeated="1023"/>
        </table:table-row>
        <table:table-row table:style-name="ro1">
          <table:table-cell office:value-type="string">
            <text:p>#atf: use math</text:p>
          </table:table-cell>
          <table:table-cell table:number-columns-repeated="1023"/>
        </table:table-row>
        <table:table-row table:style-name="ro1">
          <table:table-cell office:value-type="string">
            <text:p>#atf: use mylin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@tablet</text:p>
          </table:table-cell>
          <table:table-cell table:number-columns-repeated="1023"/>
        </table:table-row>
        <table:table-row table:style-name="ro1">
          <table:table-cell office:value-type="string">
            <text:p>@obverse</text:p>
          </table:table-cell>
          <table:table-cell table:number-columns-repeated="1023"/>
        </table:table-row>
        <table:table-row table:style-name="ro1">
          <table:table-cell office:value-type="string">
            <text:p>1.</text:p>
          </table:table-cell>
          <table:table-cell office:value-type="string">
            <text:p>EREN₂ SAG NIG₂.GA</text:p>
          </table:table-cell>
          <table:table-cell office:value-type="string">
            <text:p>ša# $TAB $KAR ; x $A x $E x $UM $DA $GAR x $RU $KI $U₂ </text:p>
          </table:table-cell>
          <table:table-cell office:value-type="string">
            <text:p>GURUM₂ AK </text:p>
          </table:table-cell>
          <table:table-cell office:value-type="string">
            <text:p>LA₂.I₃</text:p>
          </table:table-cell>
          <table:table-cell office:value-type="string">
            <text:p>MU-BI.IM 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ṣābum[troops]N; rēš[head]N; namkūrim[property]N; </text:p>
          </table:table-cell>
          <table:table-cell office:value-type="string">
            <text:p>ša[who]REL; u; u; u; u; u; u; u; u; u; u; u; u; u; u; </text:p>
          </table:table-cell>
          <table:table-cell office:value-type="string">
            <text:p>piqittum[check]N; epuštum[made]AJ; </text:p>
          </table:table-cell>
          <table:table-cell office:value-type="string">
            <text:p>ribbatum[arrears]N; </text:p>
          </table:table-cell>
          <table:table-cell office:value-type="string">
            <text:p>šumšu[name]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2.</text:p>
          </table:table-cell>
          <table:table-cell office:value-type="string">
            <text:p>15</text:p>
          </table:table-cell>
          <table:table-cell office:value-type="string">
            <text:p>⸢7⸣ </text:p>
          </table:table-cell>
          <table:table-cell office:value-type="string">
            <text:p>7 </text:p>
          </table:table-cell>
          <table:table-cell office:value-type="string">
            <text:p>8 </text:p>
          </table:table-cell>
          <table:table-cell office:value-type="string">
            <text:p>i-gi-gi 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4" office:value-type="string">
            <text:p>n; </text:p>
          </table:table-cell>
          <table:table-cell office:value-type="string">
            <text:p>Igigi[1]P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3.</text:p>
          </table:table-cell>
          <table:table-cell office:value-type="string">
            <text:p>⸢10⸣</text:p>
          </table:table-cell>
          <table:table-cell table:number-columns-repeated="2" office:value-type="string">
            <text:p>⸢6 ⸣ </text:p>
          </table:table-cell>
          <table:table-cell office:value-type="string">
            <text:p>4 </text:p>
          </table:table-cell>
          <table:table-cell office:value-type="string">
            <text:p>INIM-{d}UTU 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4" office:value-type="string">
            <text:p>n; </text:p>
          </table:table-cell>
          <table:table-cell office:value-type="string">
            <text:p>+Awat-Šamaš[1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4.</text:p>
          </table:table-cell>
          <table:table-cell office:value-type="string">
            <text:p>3 </text:p>
          </table:table-cell>
          <table:table-cell table:number-columns-repeated="2" office:value-type="string">
            <text:p>2 </text:p>
          </table:table-cell>
          <table:table-cell office:value-type="string">
            <text:p>[1] </text:p>
          </table:table-cell>
          <table:table-cell office:value-type="string">
            <text:p>⸢ni-di!-tum⸣ 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4" office:value-type="string">
            <text:p>n; </text:p>
          </table:table-cell>
          <table:table-cell office:value-type="string">
            <text:p>Nidittum[1]P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5.</text:p>
          </table:table-cell>
          <table:table-cell office:value-type="string">
            <text:p>3 </text:p>
          </table:table-cell>
          <table:table-cell table:number-columns-repeated="2" office:value-type="string">
            <text:p>2 </text:p>
          </table:table-cell>
          <table:table-cell office:value-type="string">
            <text:p>[1] </text:p>
          </table:table-cell>
          <table:table-cell office:value-type="string">
            <text:p>[DUMU-MEŠ] ⸢i₃⸣-li₂-⸢SUM.MA⸣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4" office:value-type="string">
            <text:p>n; </text:p>
          </table:table-cell>
          <table:table-cell office:value-type="string">
            <text:p>mārū[son]N; Ili-iddinam[1]P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6.</text:p>
          </table:table-cell>
          <table:table-cell office:value-type="string">
            <text:p>⸢2⸣ </text:p>
          </table:table-cell>
          <table:table-cell office:value-type="string">
            <text:p>2 </text:p>
          </table:table-cell>
          <table:table-cell office:value-type="string">
            <text:p>[2] </text:p>
          </table:table-cell>
          <table:table-cell office:value-type="string">
            <text:p>[(...)] </text:p>
          </table:table-cell>
          <table:table-cell office:value-type="string">
            <text:p>[DUMU-MEŠ] a-⸢hu⸣-ni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3" office:value-type="string">
            <text:p>n; </text:p>
          </table:table-cell>
          <table:table-cell office:value-type="string">
            <text:p>u; </text:p>
          </table:table-cell>
          <table:table-cell office:value-type="string">
            <text:p>mārū[son]N; Ahuni[1]P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7.</text:p>
          </table:table-cell>
          <table:table-cell office:value-type="string">
            <text:p>⸢3⸣ </text:p>
          </table:table-cell>
          <table:table-cell table:number-columns-repeated="3" office:value-type="string">
            <text:p>[...] </text:p>
          </table:table-cell>
          <table:table-cell office:value-type="string">
            <text:p>[DUMU-MEŠ] {⸢d⸣}SUEN-ša-mu-uh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office:value-type="string">
            <text:p>n; </text:p>
          </table:table-cell>
          <table:table-cell table:number-columns-repeated="3" office:value-type="string">
            <text:p>u; </text:p>
          </table:table-cell>
          <table:table-cell office:value-type="string">
            <text:p>mārū[son]N; Sin-šamuh[1]P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8.</text:p>
          </table:table-cell>
          <table:table-cell office:value-type="string">
            <text:p>⸢3?⸣ </text:p>
          </table:table-cell>
          <table:table-cell table:number-columns-repeated="3" office:value-type="string">
            <text:p>[...] </text:p>
          </table:table-cell>
          <table:table-cell office:value-type="string">
            <text:p>[DUMU] ⸢im-gur⸣-rum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table:number-columns-repeated="3" office:value-type="string">
            <text:p>u; </text:p>
          </table:table-cell>
          <table:table-cell office:value-type="string">
            <text:p>mār[son]N; Imgurrum[1]P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9.</text:p>
          </table:table-cell>
          <table:table-cell table:number-columns-repeated="4" office:value-type="string">
            <text:p>[...] </text:p>
          </table:table-cell>
          <table:table-cell office:value-type="string">
            <text:p>[i-ṣi₂-da]-⸢re⸣-e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4" office:value-type="string">
            <text:p>u; </text:p>
          </table:table-cell>
          <table:table-cell office:value-type="string">
            <text:p>Iṣi-dare[1]P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0.</text:p>
          </table:table-cell>
          <table:table-cell table:number-columns-repeated="4" office:value-type="string">
            <text:p>[...] </text:p>
          </table:table-cell>
          <table:table-cell office:value-type="string">
            <text:p>[za-a]-lum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4" office:value-type="string">
            <text:p>u; </text:p>
          </table:table-cell>
          <table:table-cell office:value-type="string">
            <text:p>Zayyalum[1]P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1.</text:p>
          </table:table-cell>
          <table:table-cell table:number-columns-repeated="4" office:value-type="string">
            <text:p>[...] </text:p>
          </table:table-cell>
          <table:table-cell office:value-type="string">
            <text:p>[ṣi-li₂-{d}]INNIN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4" office:value-type="string">
            <text:p>u; </text:p>
          </table:table-cell>
          <table:table-cell office:value-type="string">
            <text:p>Ṣilli-Ištar[1]P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rest of obverse miss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@reverse</text:p>
          </table:table-cell>
          <table:table-cell table:number-columns-repeated="1023"/>
        </table:table-row>
        <table:table-row table:style-name="ro1">
          <table:table-cell office:value-type="string">
            <text:p>$ start of reverse missing</text:p>
          </table:table-cell>
          <table:table-cell table:number-columns-repeated="1023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1'. |</text:p>
          </table:table-cell>
          <table:table-cell office:value-type="string">
            <text:p>[EREN₂ še-er]-⸢ha-nu-um⸣</text:p>
          </table:table-cell>
          <table:table-cell table:number-columns-repeated="1022"/>
        </table:table-row>
        <table:table-row table:style-name="ro1">
          <table:table-cell office:value-type="string">
            <text:p>#lem: </text:p>
          </table:table-cell>
          <table:table-cell office:value-type="string">
            <text:p>ṣābum[troops]N; šerhānum[allocation of work]N</text:p>
          </table:table-cell>
          <table:table-cell table:number-columns-repeated="1022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2'. |</text:p>
          </table:table-cell>
          <table:table-cell office:value-type="string">
            <text:p>ITI 28 KI-4 U₄# [...]-KAM#</text:p>
          </table:table-cell>
          <table:table-cell table:number-columns-repeated="1022"/>
        </table:table-row>
        <table:table-row table:style-name="ro1">
          <table:table-cell office:value-type="string">
            <text:p>#lem: </text:p>
          </table:table-cell>
          <table:table-cell office:value-type="string">
            <text:p>warah[month]N; n; n; ūm[day]N; u</text:p>
          </table:table-cell>
          <table:table-cell table:number-columns-repeated="1022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3'. |</text:p>
          </table:table-cell>
          <table:table-cell office:value-type="string">
            <text:p>%s mu ki*-2* {ŋeš}tukul mah an {d}⸢en-lil₂⸣ </text:p>
          </table:table-cell>
          <table:table-cell table:number-columns-repeated="1022"/>
        </table:table-row>
        <table:table-row table:style-name="ro1">
          <table:table-cell office:value-type="string">
            <text:p>#lem: </text:p>
          </table:table-cell>
          <table:table-cell office:value-type="string">
            <text:p>mu[year]; n; tukul[weapon]; mah[great]; An[1]; Enlil[1]</text:p>
          </table:table-cell>
          <table:table-cell table:number-columns-repeated="1022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4'. |</text:p>
          </table:table-cell>
          <table:table-cell office:value-type="string">
            <text:p>%s {d}⸢en-ki⸣-ga-ta</text:p>
          </table:table-cell>
          <table:table-cell table:number-columns-repeated="1022"/>
        </table:table-row>
        <table:table-row table:style-name="ro1">
          <table:table-cell office:value-type="string">
            <text:p>#lem: </text:p>
          </table:table-cell>
          <table:table-cell office:value-type="string">
            <text:p>Enki[1]</text:p>
          </table:table-cell>
          <table:table-cell table:number-columns-repeated="1022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5'. |</text:p>
          </table:table-cell>
          <table:table-cell office:value-type="string">
            <text:p>%s i₃-si-⸢in⸣{ki} ⸢in⸣-dab₅-ba </text:p>
          </table:table-cell>
          <table:table-cell table:number-columns-repeated="1022"/>
        </table:table-row>
        <table:table-row table:style-name="ro1">
          <table:table-cell office:value-type="string">
            <text:p>#lem: </text:p>
          </table:table-cell>
          <table:table-cell office:value-type="string">
            <text:p>Isin[1]; dab[seize]</text:p>
          </table:table-cell>
          <table:table-cell table:number-columns-repeated="1022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@translation parallel en project</text:p>
          </table:table-cell>
          <table:table-cell table:number-columns-repeated="1023"/>
        </table:table-row>
        <table:table-row table:style-name="ro1">
          <table:table-cell office:value-type="string">
            <text:p>@obverse</text:p>
          </table:table-cell>
          <table:table-cell table:number-columns-repeated="1023"/>
        </table:table-row>
        <table:table-row table:style-name="ro1">
          <table:table-cell office:value-type="string">
            <text:p>1.</text:p>
          </table:table-cell>
          <table:table-cell office:value-type="string">
            <text:p>Troops, available assets</text:p>
          </table:table-cell>
          <table:table-cell office:value-type="string">
            <text:p>Those who ...</text:p>
          </table:table-cell>
          <table:table-cell office:value-type="string">
            <text:p>Check made</text:p>
          </table:table-cell>
          <table:table-cell office:value-type="string">
            <text:p>Arrears</text:p>
          </table:table-cell>
          <table:table-cell office:value-type="string">
            <text:p>Its name</text:p>
          </table:table-cell>
          <table:table-cell table:number-columns-repeated="1018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2.</text:p>
          </table:table-cell>
          <table:table-cell office:value-type="string">
            <text:p>15</text:p>
          </table:table-cell>
          <table:table-cell table:number-columns-repeated="2"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Igigi</text:p>
          </table:table-cell>
          <table:table-cell table:number-columns-repeated="1018"/>
        </table:table-row>
        <table:table-row table:style-name="ro1">
          <table:table-cell office:value-type="string">
            <text:p>3.</text:p>
          </table:table-cell>
          <table:table-cell office:value-type="string">
            <text:p>10</text:p>
          </table:table-cell>
          <table:table-cell table:number-columns-repeated="2"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Awat-Šamaš</text:p>
          </table:table-cell>
          <table:table-cell table:number-columns-repeated="1018"/>
        </table:table-row>
        <table:table-row table:style-name="ro1">
          <table:table-cell office:value-type="string">
            <text:p>4.</text:p>
          </table:table-cell>
          <table:table-cell office:value-type="string">
            <text:p>3</text:p>
          </table:table-cell>
          <table:table-cell table:number-columns-repeated="2" office:value-type="string">
            <text:p>2</text:p>
          </table:table-cell>
          <table:table-cell office:value-type="string">
            <text:p>[1]</text:p>
          </table:table-cell>
          <table:table-cell office:value-type="string">
            <text:p>Nidittum</text:p>
          </table:table-cell>
          <table:table-cell table:number-columns-repeated="1018"/>
        </table:table-row>
        <table:table-row table:style-name="ro1">
          <table:table-cell office:value-type="string">
            <text:p>5.</text:p>
          </table:table-cell>
          <table:table-cell office:value-type="string">
            <text:p>3</text:p>
          </table:table-cell>
          <table:table-cell table:number-columns-repeated="2" office:value-type="string">
            <text:p>2</text:p>
          </table:table-cell>
          <table:table-cell office:value-type="string">
            <text:p>[1]</text:p>
          </table:table-cell>
          <table:table-cell office:value-type="string">
            <text:p>[The sons of] Ili-iddinam</text:p>
          </table:table-cell>
          <table:table-cell table:number-columns-repeated="1018"/>
        </table:table-row>
        <table:table-row table:style-name="ro1">
          <table:table-cell office:value-type="string">
            <text:p>6.</text:p>
          </table:table-cell>
          <table:table-cell table:number-columns-repeated="2" office:value-type="string">
            <text:p>2</text:p>
          </table:table-cell>
          <table:table-cell office:value-type="string">
            <text:p>[2]</text:p>
          </table:table-cell>
          <table:table-cell office:value-type="string">
            <text:p>[0]</text:p>
          </table:table-cell>
          <table:table-cell office:value-type="string">
            <text:p>[The sons of] Ahuni</text:p>
          </table:table-cell>
          <table:table-cell table:number-columns-repeated="1018"/>
        </table:table-row>
        <table:table-row table:style-name="ro1">
          <table:table-cell office:value-type="string">
            <text:p>7.</text:p>
          </table:table-cell>
          <table:table-cell office:value-type="string">
            <text:p>3</text:p>
          </table:table-cell>
          <table:table-cell table:number-columns-repeated="3" office:value-type="string">
            <text:p>[...] </text:p>
          </table:table-cell>
          <table:table-cell office:value-type="string">
            <text:p>[The sons of] Suen-šamuh</text:p>
          </table:table-cell>
          <table:table-cell table:number-columns-repeated="1018"/>
        </table:table-row>
        <table:table-row table:style-name="ro1">
          <table:table-cell office:value-type="string">
            <text:p>8.</text:p>
          </table:table-cell>
          <table:table-cell office:value-type="string">
            <text:p>@?3?@</text:p>
          </table:table-cell>
          <table:table-cell table:number-columns-repeated="3" office:value-type="string">
            <text:p>[...] </text:p>
          </table:table-cell>
          <table:table-cell office:value-type="string">
            <text:p>[The son of] Imgurrum</text:p>
          </table:table-cell>
          <table:table-cell table:number-columns-repeated="1018"/>
        </table:table-row>
        <table:table-row table:style-name="ro1">
          <table:table-cell office:value-type="string">
            <text:p>9.</text:p>
          </table:table-cell>
          <table:table-cell table:number-columns-repeated="4" office:value-type="string">
            <text:p>[...] </text:p>
          </table:table-cell>
          <table:table-cell office:value-type="string">
            <text:p>[Iṣi]-dare</text:p>
          </table:table-cell>
          <table:table-cell table:number-columns-repeated="1018"/>
        </table:table-row>
        <table:table-row table:style-name="ro1">
          <table:table-cell office:value-type="string">
            <text:p>10.</text:p>
          </table:table-cell>
          <table:table-cell table:number-columns-repeated="4" office:value-type="string">
            <text:p>[...] </text:p>
          </table:table-cell>
          <table:table-cell office:value-type="string">
            <text:p>Zayyalum</text:p>
          </table:table-cell>
          <table:table-cell table:number-columns-repeated="1018"/>
        </table:table-row>
        <table:table-row table:style-name="ro1">
          <table:table-cell office:value-type="string">
            <text:p>11.</text:p>
          </table:table-cell>
          <table:table-cell table:number-columns-repeated="4" office:value-type="string">
            <text:p>[...] </text:p>
          </table:table-cell>
          <table:table-cell office:value-type="string">
            <text:p>[Ṣilli]-Ištar</text:p>
          </table:table-cell>
          <table:table-cell table:number-columns-repeated="1018"/>
        </table:table-row>
        <table:table-row table:style-name="ro1">
          <table:table-cell office:value-type="string">
            <text:p>$ rest of obverse missing</text:p>
          </table:table-cell>
          <table:table-cell table:number-columns-repeated="1023"/>
        </table:table-row>
        <table:table-row table:style-name="ro1">
          <table:table-cell office:value-type="string">
            <text:p>@reverse</text:p>
          </table:table-cell>
          <table:table-cell table:number-columns-repeated="1023"/>
        </table:table-row>
        <table:table-row table:style-name="ro1">
          <table:table-cell office:value-type="string">
            <text:p>$ start of reverse missing</text:p>
          </table:table-cell>
          <table:table-cell table:number-columns-repeated="1023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1'.</text:p>
          </table:table-cell>
          <table:table-cell office:value-type="string" table:number-columns-spanned="5" table:number-rows-spanned="1">
            <text:p>[Troops], allocation of work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2'.</text:p>
          </table:table-cell>
          <table:table-cell office:value-type="string" table:number-columns-spanned="5" table:number-rows-spanned="1">
            <text:p>Month 28, fourth, day [x], 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3'.</text:p>
          </table:table-cell>
          <table:table-cell office:value-type="string" table:number-columns-spanned="5" table:number-rows-spanned="1">
            <text:p>Year: third time after which with the great weapon of An, Enlil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4'. |</text:p>
          </table:table-cell>
          <table:table-cell office:value-type="string" table:number-columns-spanned="5" table:number-rows-spanned="1">
            <text:p>and Enki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5'. |</text:p>
          </table:table-cell>
          <table:table-cell office:value-type="string" table:number-columns-spanned="5" table:number-rows-spanned="1">
            <text:p>he captured Isin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5/13/2014</text:date>, <text:time>20:4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eanor Robson</meta:initial-creator>
    <meta:creation-date>2010-08-16T12:25:35</meta:creation-date>
    <dc:date>2014-05-13T20:49:11</dc:date>
    <meta:editing-duration>PT05H01M21S</meta:editing-duration>
    <meta:editing-cycles>27</meta:editing-cycles>
    <meta:generator>NeoOffice/3.4.1$Unix OpenOffice.org_project/Patch 0</meta:generator>
    <meta:document-statistic meta:table-count="3" meta:cell-count="251" meta:object-count="0"/>
  </office:meta>
</office:document-meta>
</file>